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C" style:family="table-column">
      <style:table-column-properties style:column-width="8.795cm" style:rel-column-width="3276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3e3d" officeooo:paragraph-rsid="00053e3d"/>
    </style:style>
    <style:style style:name="P2" style:family="paragraph" style:parent-style-name="Table_20_Contents">
      <style:paragraph-properties fo:text-align="start" style:justify-single-word="false"/>
      <style:text-properties style:font-name="Cambria"/>
    </style:style>
    <style:style style:name="P3" style:family="paragraph" style:parent-style-name="Table_20_Contents">
      <style:paragraph-properties fo:text-align="start" style:justify-single-word="false"/>
      <style:text-properties style:font-name="Cambria" officeooo:rsid="00053e3d" officeooo:paragraph-rsid="00053e3d"/>
    </style:style>
    <style:style style:name="P4" style:family="paragraph" style:parent-style-name="Table_20_Contents">
      <style:text-properties fo:color="#000000" style:font-name="Cambria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Cambria"/>
    </style:style>
    <style:style style:name="P6" style:family="paragraph" style:parent-style-name="Table_20_Contents">
      <style:text-properties fo:font-weight="bold" officeooo:rsid="00053e3d" officeooo:paragraph-rsid="00053e3d" style:font-weight-asian="bold" style:font-weight-complex="bold"/>
    </style:style>
    <style:style style:name="P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d5156" fo:letter-spacing="normal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053e3d" officeooo:paragraph-rsid="00053e3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8">BACKLOG MI RÉPLICA WEB</text:p>
      <table:table table:name="Tabla1" table:style-name="Tabla1">
        <table:table-column table:style-name="Tabla1.A" table:number-columns-repeated="2"/>
        <table:table-column table:style-name="Tabla1.C"/>
        <table:table-row table:style-name="TableLine94204657694080">
          <table:table-cell table:style-name="Tabla1.A1" office:value-type="string">
            <text:p text:style-name="P6">Historias de usuario</text:p>
          </table:table-cell>
          <table:table-cell table:style-name="Tabla1.A1" office:value-type="string">
            <text:p text:style-name="P6">sprint</text:p>
          </table:table-cell>
          <table:table-cell table:style-name="Tabla1.C1" office:value-type="string">
            <text:p text:style-name="P6">realizada</text:p>
          </table:table-cell>
        </table:table-row>
        <table:table-row table:style-name="TableLine94204657694080">
          <table:table-cell table:style-name="Tabla1.A2" office:value-type="string">
            <text:p text:style-name="P5">La página DEBE cumplir con la paleta de colores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7">✔</text:p>
          </table:table-cell>
        </table:table-row>
        <table:table-row table:style-name="TableLine94204657694080">
          <table:table-cell table:style-name="Tabla1.A2" office:value-type="string">
            <text:p text:style-name="P5">La página DEBE cumplir con la fuente 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7">✔</text:p>
          </table:table-cell>
        </table:table-row>
        <table:table-row table:style-name="TableLine94204657694080">
          <table:table-cell table:style-name="Tabla1.A2" office:value-type="string">
            <text:p text:style-name="P5">La página DEBE cumplir con la iconografía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7">✔</text:p>
          </table:table-cell>
        </table:table-row>
        <table:table-row table:style-name="TableLine94204657694080">
          <table:table-cell table:style-name="Tabla1.A2" office:value-type="string">
            <text:p text:style-name="P5">El código DEBE ser ordenado, identado, semántico y con buenas prácticas de desarrollo: clean code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 table:style-name="TableLine94204657694080">
          <table:table-cell table:style-name="Tabla1.A2" office:value-type="string">
            <text:p text:style-name="P5">La distribución del contenido DEBERÍA hacerse con Flex-box o Grid system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7">✔</text:p>
          </table:table-cell>
        </table:table-row>
        <table:table-row table:style-name="TableLine94204657694080">
          <table:table-cell table:style-name="Tabla1.A2" office:value-type="string">
            <text:p text:style-name="P5">Los tamaños de los elementos DEBEN ser iguales a los elementos del mockup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7">✔</text:p>
          </table:table-cell>
        </table:table-row>
        <table:table-row table:style-name="TableLine94204657694080">
          <table:table-cell table:style-name="Tabla1.A2" office:value-type="string">
            <text:p text:style-name="P5">La navbar DEBE mostrar en qué parte de la página está el usuario, cambiando de color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 table:style-name="TableLine94204657694080">
          <table:table-cell table:style-name="Tabla1.A2" office:value-type="string">
            <text:p text:style-name="P5">La navbar debe ser estática y no moverse cuando se haga scroll en la página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7">✔</text:p>
          </table:table-cell>
        </table:table-row>
        <table:table-row table:style-name="TableLine94204657694080"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 table:style-name="TableLine94204657694080">
          <table:table-cell table:style-name="Tabla1.A2" office:value-type="string">
            <text:p text:style-name="P5">Los botones <text:soft-page-break/>DEBERÍAN ser clickables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7">✔</text:p>
          </table:table-cell>
        </table:table-row>
        <table:table-row table:style-name="TableLine94204657694080">
          <table:table-cell table:style-name="Tabla1.A2" office:value-type="string">
            <text:p text:style-name="P5">El botón de enviar Feddback Debe llevar a la página de educamás en la parte de contacto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7">✔</text:p>
          </table:table-cell>
        </table:table-row>
        <table:table-row table:style-name="TableLine94204657694080">
          <table:table-cell table:style-name="Tabla1.A2" office:value-type="string">
            <text:p text:style-name="P5">El botón de enviar Feddback Debe llevar el ícono como en la réplica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7">✔</text:p>
          </table:table-cell>
        </table:table-row>
        <table:table-row table:style-name="TableLine94204657694080">
          <table:table-cell table:style-name="Tabla1.A2" office:value-type="string">
            <text:p text:style-name="P5">El botón de Prográmate Educamás debe llevar a la página web de Educamás en la sección de prográmate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7">✔</text:p>
          </table:table-cell>
        </table:table-row>
        <table:table-row table:style-name="TableLine94204657694080">
          <table:table-cell table:style-name="Tabla1.A2" office:value-type="string">
            <text:p text:style-name="P5">El celular Debe tener el video reproduciéndose en todo momento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7">✔</text:p>
          </table:table-cell>
        </table:table-row>
        <table:table-row table:style-name="TableLine94204657694080"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 table:style-name="TableLine94204657694080">
          <table:table-cell table:style-name="Tabla1.A2" office:value-type="string">
            <text:p text:style-name="P5">La página DEBE ser responsive para dispositivos móviles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 table:style-name="TableLine94204657694080">
          <table:table-cell table:style-name="Tabla1.A2" office:value-type="string">
            <text:p text:style-name="P5">La página DEBe ser responsive para tablets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22:49:05.380758779</meta:creation-date>
    <dc:date>2022-01-17T23:26:42.675039733</dc:date>
    <meta:editing-duration>PT27M26S</meta:editing-duration>
    <meta:editing-cycles>1</meta:editing-cycles>
    <meta:document-statistic meta:table-count="1" meta:image-count="0" meta:object-count="0" meta:page-count="2" meta:paragraph-count="30" meta:word-count="192" meta:character-count="1056" meta:non-whitespace-character-count="894"/>
    <meta:generator>LibreOffice/6.4.7.2$Linux_X86_64 LibreOffice_project/40$Build-2</meta:generator>
  </office:meta>
</office:document-meta>
</file>